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DE342D22.png" manifest:media-type=""/>
  <manifest:file-entry manifest:full-path="Pictures/100000000000001800000018F4F05DF6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paragraph-properties fo:text-align="justify" style:justify-single-word="false"/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DejaVu Sans Mono" fo:font-size="10p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7" style:family="paragraph" style:parent-style-name="Text_20_body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DejaVu Sans Mono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style:font-name="Arial1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25" style:family="paragraph" style:parent-style-name="Text_20_body"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7" style:family="paragraph" style:parent-style-name="Text_20_body">
      <style:paragraph-properties fo:text-align="justify" style:justify-single-word="false"/>
      <style:text-properties style:font-name="arial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Arial"/>
    </style:style>
    <style:style style:name="P32" style:family="paragraph" style:parent-style-name="Text_20_body" style:list-style-name="L2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3" style:family="paragraph" style:parent-style-name="Text_20_body" style:list-style-name="L3">
      <style:text-properties style:font-name="Arial"/>
    </style:style>
    <style:style style:name="P34" style:family="paragraph" style:parent-style-name="Text_20_body" style:list-style-name="L4">
      <style:text-properties style:font-name="Arial"/>
    </style:style>
    <style:style style:name="P35" style:family="paragraph" style:parent-style-name="Text_20_body" style:list-style-name="L1">
      <style:paragraph-properties fo:text-align="justify" style:justify-single-word="false"/>
    </style:style>
    <style:style style:name="P36" style:family="paragraph" style:parent-style-name="Text_20_body" style:list-style-name="L2">
      <style:paragraph-properties fo:text-align="justify" style:justify-single-word="false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8" style:family="paragraph" style:parent-style-name="Text_20_body" style:list-style-name="L3"/>
    <style:style style:name="P39" style:family="paragraph" style:parent-style-name="Text_20_body" style:list-style-name="L4"/>
    <style:style style:name="P40" style:family="paragraph" style:parent-style-name="Heading_20_2">
      <style:paragraph-properties fo:text-align="justify" style:justify-single-word="false"/>
      <style:text-properties style:font-name="Arial1"/>
    </style:style>
    <style:style style:name="P41" style:family="paragraph" style:parent-style-name="Heading_20_2" style:list-style-name="">
      <style:paragraph-properties fo:text-align="justify" style:justify-single-word="false"/>
      <style:text-properties style:font-name="Arial1"/>
    </style:style>
    <style:style style:name="P42" style:family="paragraph" style:parent-style-name="Heading_20_2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text-align="justify" style:justify-single-word="false" fo:break-before="page"/>
      <style:text-properties style:font-name="Arial1"/>
    </style:style>
    <style:style style:name="P45" style:family="paragraph" style:parent-style-name="Heading_20_2">
      <style:paragraph-properties fo:text-align="justify" style:justify-single-word="false" fo:break-before="page"/>
      <style:text-properties style:font-name="DejaVu Sans Mono" fo:font-size="14pt" style:font-size-asian="14pt" style:font-size-complex="14pt"/>
    </style:style>
    <style:style style:name="P46" style:family="paragraph" style:parent-style-name="Heading_20_2">
      <style:paragraph-properties fo:break-before="page"/>
      <style:text-properties style:font-name="Arial"/>
    </style:style>
    <style:style style:name="P47" style:family="paragraph" style:parent-style-name="Heading_20_1" style:list-style-name="">
      <style:paragraph-properties fo:text-align="justify" style:justify-single-word="false"/>
      <style:text-properties style:font-name="Arial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style:font-name="Arial"/>
    </style:style>
    <style:style style:name="P50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51" style:family="paragraph" style:parent-style-name="Heading_20_3" style:list-style-name="">
      <style:text-properties fo:font-weight="normal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DejaVu Sans Mono" fo:font-size="10pt" style:font-size-asian="10pt" style:font-size-complex="10pt"/>
    </style:style>
    <style:style style:name="T6" style:family="text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28">1Pré-requis à l'installation sous « Fedora »<text:tab/>3</text:p>
          <text:p text:style-name="P29">1.1Conventions<text:tab/>3</text:p>
          <text:p text:style-name="P29">1.2Création du user sur « Server »<text:tab/>4</text:p>
          <text:p text:style-name="P29">1.3Création du user sur « Client »<text:tab/>4</text:p>
          <text:p text:style-name="P29">1.4Installation du server MySQL<text:tab/>5</text:p>
          <text:p text:style-name="P29">1.5Installation du TTS Espeak<text:tab/>7</text:p>
          <text:p text:style-name="P29">1.6Installation de MbrOLA<text:tab/>8</text:p>
          <text:p text:style-name="P29">1.7Création de l'autorité de certification et du certificat server<text:tab/>9</text:p>
          <text:p text:style-name="P28">2Installation « from scratch »<text:tab/>11</text:p>
          <text:p text:style-name="P29">2.1Installation des paquetages<text:tab/>11</text:p>
          <text:p text:style-name="P29">2.2Compilation des sources<text:tab/>12</text:p>
          <text:p text:style-name="P29">2.3Définition du schéma de base de données<text:tab/>13</text:p>
          <text:p text:style-name="P28">3Installation « from RPMs »<text:tab/>14</text:p>
          <text:p text:style-name="P29">3.1Définition du schéma de base de données<text:tab/>14</text:p>
          <text:p text:style-name="P28">4mysql&gt; exit <text:tab/>14</text:p>
          <text:p text:style-name="P28">5Préparation d'un nouveau client<text:tab/>15</text:p>
          <text:p text:style-name="P28">6Configuration du logicier « Server »<text:tab/>17</text:p>
          <text:p text:style-name="P28">7Lancement du logiciel serveur<text:tab/>20</text:p>
          <text:p text:style-name="P28">8Lancement du logiciel client<text:tab/>21</text:p>
          <text:p text:style-name="P28">9Liens/Contacts<text:tab/>22</text:p>
        </text:index-body>
      </text:table-of-content>
      <text:p text:style-name="Standard"/>
      <text:p text:style-name="Standard"/>
      <text:p text:style-name="Standard"/>
      <text:p text:style-name="Standard"/>
      <text:h text:style-name="P48" text:outline-level="1">Pré-requis à l'installation sous « Fedora »</text:h>
      <text:p text:style-name="Text_20_body"/>
      <text:p text:style-name="P11">Ce chapitre décrit le processus à suivre pour installer, préparer et configurer les logiciels détaillés ci dessus selon deux méthodes :</text:p>
      <text:list xml:id="list3660131377928929333" text:style-name="L1">
        <text:list-item>
          <text:p text:style-name="P30">From Scratch : Compilation des sources</text:p>
        </text:list-item>
        <text:list-item>
          <text:p text:style-name="P35"><text:span text:style-name="T1">From RPMs : Installation directement packagée.</text:span></text:p>
        </text:list-item>
      </text:list>
      <text:p text:style-name="P23"/>
      <text:p text:style-name="P23">Nous considérons qu'une machine « Server » est installée avec la dernière version disponible de « Fedora » (F17 fin 2012), et correctement configurée, notamment concernant les déclarations des dépots RPM.</text:p>
      <text:h text:style-name="P40" text:outline-level="2">Conventions</text:h>
      <text:list xml:id="list2606527532922833903" text:style-name="L2">
        <text:list-header>
          <text:p text:style-name="P31"/>
        </text:list-header>
        <text:list-item>
          <text:p text:style-name="P36"><text:span text:style-name="T1">Les caractères de style « </text:span><text:span text:style-name="T2">gras »</text:span><text:span text:style-name="T3"> sont les commandes/informations que l'administrateur doit entrer au clavier. Les commandes sont à passer telles que décrites dans ce document. Les informations sont à adapter aux besoins et désirs de l'administrateur.</text:span></text:p>
        </text:list-item>
        <text:list-item>
          <text:p text:style-name="P36"><text:span text:style-name="T3">Les caractères de style « </text:span><text:span text:style-name="T6">root@Server » </text:span><text:span text:style-name="T3">sont les réponses des machines ou postes de travail.</text:span></text:p>
        </text:list-item>
        <text:list-item>
          <text:p text:style-name="P32">Les mots de passe utilisés en clair dans ce document sont à remplacer par des mots de passe robustes choisis par l'administrateur.</text:p>
        </text:list-item>
      </text:list>
      <text:p text:style-name="P24"/>
      <text:h text:style-name="P41" text:outline-level="2"/>
      <text:h text:style-name="P44" text:outline-level="2">Création du user sur « Server »</text:h>
      <text:p text:style-name="P11"/>
      <text:p text:style-name="P11">Sur la machine « Server », lancez en tant que « root », les commandes suivantes:</text:p>
      <text:p text:style-name="P11"/>
      <text:p text:style-name="P21">[root@Server ~]# useradd -m -r -d /var/WatchdogHome watchdog </text:p>
      <text:p text:style-name="P16">[root@Server ~]# <text:span text:style-name="T7">passwd watchdog</text:span> </text:p>
      <text:p text:style-name="P16"/>
      <text:p text:style-name="P11">Entrez alors le nouveau mot de passe de connexion de l'utilisateur « watchdog ».</text:p>
      <text:h text:style-name="P42" text:outline-level="2">Création du user sur « Client »</text:h>
      <text:p text:style-name="P11"/>
      <text:p text:style-name="P11">L'installation utilise une configuration pour un user « watchdoguser ». Bien sûr, n'importe quel utilisateur standard de la machine pourra être utilisé en lieu en place.</text:p>
      <text:p text:style-name="P11"/>
      <text:p text:style-name="P11">Sur la machine « Client », lancez en tant que « root », les commandes suivantes :</text:p>
      <text:p text:style-name="P11"/>
      <text:p text:style-name="P15">[root@Client root]# <text:span text:style-name="T7">useradd watchdoguser</text:span> </text:p>
      <text:p text:style-name="P16">[root@Client root]# <text:span text:style-name="T7">passwd watchdoguser</text:span> </text:p>
      <text:p text:style-name="P13"/>
      <text:p text:style-name="P13">Entrez alors le nouveau mot de passe de connexion de l'utilisateur « watchdoguser ».</text:p>
      <text:h text:style-name="P43" text:outline-level="2">Installation du server MySQL</text:h>
      <text:p text:style-name="P21"/>
      <text:p text:style-name="P11">Par défaut, le serveur de base de données est installé sur la même machine que le serveur Watchdog. Il peut cependant être déporté sur n'importe quelle autre machine.</text:p>
      <text:p text:style-name="P11"/>
      <text:p text:style-name="P11">Sur la machine « Server », lancez en tant que « root », les commandes suivantes:</text:p>
      <text:p text:style-name="P21"/>
      <text:p text:style-name="P15">[root@Server ~]# <text:span text:style-name="T7">yum install mysql-server</text:span> </text:p>
      <text:p text:style-name="P15">[root@Server ~]# <text:span text:style-name="T7">systemctl start mysqld</text:span></text:p>
      <text:p text:style-name="P15">[root@Server ~]# <text:span text:style-name="T7">/usr/bin/mysql_secure_installation</text:span> </text:p>
      <text:p text:style-name="P15">...</text:p>
      <text:p text:style-name="P15">Enter current password for root (enter for none): <text:span text:style-name="T7">(enter)</text:span></text:p>
      <text:p text:style-name="P15">... </text:p>
      <text:p text:style-name="P15">Set root password? [Y/n] <text:span text:style-name="T7">Y</text:span></text:p>
      <text:p text:style-name="P15"><text:span text:style-name="T8">New password: </text:span><text:span text:style-name="T7">changeit</text:span></text:p>
      <text:p text:style-name="P15">Re-enter new password : <text:span text:style-name="T7">changeit</text:span></text:p>
      <text:p text:style-name="P15">...</text:p>
      <text:p text:style-name="P15">Remove anonymous users? [Y/n] <text:span text:style-name="T7">Y</text:span></text:p>
      <text:p text:style-name="P15">...</text:p>
      <text:p text:style-name="P15">Disallow root login remotely? [Y/n] <text:span text:style-name="T7">Y</text:span></text:p>
      <text:p text:style-name="P15">...</text:p>
      <text:p text:style-name="P15">Remove test database and access to it? [Y/n] <text:span text:style-name="T7">Y</text:span></text:p>
      <text:p text:style-name="P15">...</text:p>
      <text:p text:style-name="P15">Reload privilege tables now? [Y/n] <text:span text:style-name="T7">Y</text:span></text:p>
      <text:p text:style-name="P15">...</text:p>
      <text:p text:style-name="P15">[root@Server ~]# /usr/bin/mysqladmin -u root -p create WatchdogDB</text:p>
      <text:p text:style-name="P15">Enter password: <text:span text:style-name="T7">changeit</text:span></text:p>
      <text:p text:style-name="P15">[root@Server ~]# mysql -u root -p WatchdogDB </text:p>
      <text:p text:style-name="P15">Enter password: <text:span text:style-name="T7">changeit</text:span></text:p>
      <text:p text:style-name="P15">Welcome to the MySQL monitor. <text:s/>Commands end with ; or \g.</text:p>
      <text:p text:style-name="P15">mysql&gt; <text:span text:style-name="T7">CREATE USER 'watchdog' IDENTIFIED BY 'seb';</text:span></text:p>
      <text:p text:style-name="P15"><text:soft-page-break/>Query OK, 0 rows affected (0.00 sec) </text:p>
      <text:p text:style-name="P15">mysql&gt; <text:span text:style-name="T7">GRANT CREATE, SELECT, INSERT, UPDATE, DELETE, EVENT ON WatchdogDB.* TO 'watchdog';</text:span></text:p>
      <text:p text:style-name="P16">mysql&gt; <text:span text:style-name="T7">exit</text:span> </text:p>
      <text:p text:style-name="P16"/>
      <text:h text:style-name="P45" text:outline-level="2">Installation du TTS Espeak</text:h>
      <text:p text:style-name="P11"/>
      <text:p text:style-name="P11">Sur la machine « Server », lancez en tant que « root », les commandes suivantes:</text:p>
      <text:p text:style-name="P16"/>
      <text:p text:style-name="P16">[root@Server ~]# <text:span text:style-name="T7">yum install espeak</text:span> </text:p>
      <text:p text:style-name="P16"/>
      <text:p text:style-name="P11">Répetez l'opérations sur la machine « Cliente ».</text:p>
      <text:p text:style-name="P16"/>
      <text:h text:style-name="P46" text:outline-level="2">Installation de MbrOLA</text:h>
      <text:p text:style-name="P11"/>
      <text:p text:style-name="P11">Attention, ce logiciel de synthèse vocale n'est pas sous licence GPL. Les sources et binaires ne sont donc pas fournies par « Watchdog », et vous devrez vous même allez les chercher sur le site internet dédié.</text:p>
      <text:p text:style-name="P11">Allez sur le site <text:a xlink:type="simple" xlink:href="http://tcts.fpms.ac.be/synthesis/">http://tcts.fpms.ac.be/synthesis/</text:a> et télécharger les binaires et les voix françaises fr1 à fr7.</text:p>
      <text:p text:style-name="P11"/>
      <text:p text:style-name="P11">Copiez, sur la machine « Server », en tant que « watchdog », les fichiers « frX » dans le répertoire HOME. Puis adaptez les droits des fichiers en conséquence</text:p>
      <text:p text:style-name="P16">[watchdog@Server ~]$ <text:span text:style-name="T7">chmod -R 755 fr*</text:span></text:p>
      <text:p text:style-name="P16"/>
      <text:p text:style-name="P11">Copiez, sur la machine « Server », en tant que « root », le fichier binaire MBROLA-i386 dans le répertoire « /usr/local/bin », et adaptez les droits en conséquence</text:p>
      <text:p text:style-name="P15">[root@Server /usr/local/bin]# <text:span text:style-name="T7">chmod 755 mbrola-linux-i386</text:span> </text:p>
      <text:p text:style-name="P15"/>
      <text:p text:style-name="P11">Répetez l'opération sur la machine « Client », en utilisant le répertoire ~/.watchdog pour stocker les fichiers « frx »</text:p>
      <text:p text:style-name="P15"/>
      <text:h text:style-name="P43" text:outline-level="2">Création de l'autorité de certification et du certificat server</text:h>
      <text:p text:style-name="Text_20_body"/>
      <text:p text:style-name="P11">L'outil nécessite une autorité de certification pour signer les certificats de chiffrements et d'authentification. Si vous n'en disposez pas, voici une méthode pour en créer une.</text:p>
      <text:p text:style-name="P11"/>
      <text:p text:style-name="P11">Sur la machine « Server », lancez en tant que « watchdog », les commandes suivantes :</text:p>
      <text:p text:style-name="P16"/>
      <text:p text:style-name="P5">[watchdog@Server ~]$ <text:span text:style-name="T7">openssl req -newkey rsa:2048 -nodes -x509 -days 3650 -keyout cakey.pem -out cacert.pem</text:span> </text:p>
      <text:p text:style-name="P15">...</text:p>
      <text:p text:style-name="P15">Country Name (2 letter code) [XX]:<text:span text:style-name="T7">FR </text:span></text:p>
      <text:p text:style-name="P15">State or Province Name (full name) [Default Province]:<text:span text:style-name="T7">IDF</text:span> </text:p>
      <text:p text:style-name="P15">Locality Name (eg, city) [Default City]:<text:span text:style-name="T7">CROSNE</text:span> </text:p>
      <text:p text:style-name="P15">Organization Name (eg, company) [Default Company Ltd]:<text:span text:style-name="T7">WatchdogTest</text:span> </text:p>
      <text:p text:style-name="P15">Organizational Unit Name (eg, section) []: </text:p>
      <text:p text:style-name="P15">Common Name (eg, your name or your server's hostname) []:<text:span text:style-name="T7">WatchdogTest CA</text:span> </text:p>
      <text:p text:style-name="P15">Email Address []: </text:p>
      <text:p text:style-name="P15"/>
      <text:p text:style-name="P15">[watchdog@Server ~]$ <text:span text:style-name="T7">openssl req -newkey rsa:2048 -nodes -days 3650 -keyout serveurkey.pem -out serveurcert.req</text:span> </text:p>
      <text:p text:style-name="P15">...</text:p>
      <text:p text:style-name="P15">Country Name (2 letter code) [XX]:<text:span text:style-name="T7">FR</text:span> </text:p>
      <text:p text:style-name="P15">State or Province Name (full name) [Default Province]:<text:span text:style-name="T7">CROSNE</text:span> </text:p>
      <text:p text:style-name="P15">Locality Name (eg, city) [Default City]:<text:span text:style-name="T7">CROSNE</text:span> </text:p>
      <text:p text:style-name="P15">Organization Name (eg, company) [Default Company Ltd]:<text:span text:style-name="T7">WatchdogTest</text:span> </text:p>
      <text:p text:style-name="P15">Organizational Unit Name (eg, section) []: </text:p>
      <text:p text:style-name="P15">Common Name (eg, your name or your server's hostname) []:C<text:span text:style-name="T7">ertificat test serveur Watchdog </text:span></text:p>
      <text:p text:style-name="P15">Email Address []: </text:p>
      <text:p text:style-name="P15"/>
      <text:p text:style-name="P15">Please enter the following 'extra' attributes </text:p>
      <text:p text:style-name="P15">to be sent with your certificate request </text:p>
      <text:p text:style-name="P15">A challenge password []: </text:p>
      <text:p text:style-name="P15"><text:soft-page-break/>An optional company name []: </text:p>
      <text:p text:style-name="P15"/>
      <text:p text:style-name="P15">[watchdog@Server ~]$ <text:span text:style-name="T7">mkdir newcerts</text:span> </text:p>
      <text:p text:style-name="P15">[watchdog@Server ~]$ <text:span text:style-name="T7">touch index.txt</text:span> </text:p>
      <text:p text:style-name="P15">[watchdog@Server ~]$ <text:span text:style-name="T7">echo "01" &gt; serial</text:span> </text:p>
      <text:p text:style-name="P15">[watchdog@Server ~]$ <text:span text:style-name="T7">openssl ca -config /usr/share/Watchdog/openssl.cnf -in serveurcert.req -out serveursigne.pem</text:span></text:p>
      <text:p text:style-name="P15">...</text:p>
      <text:p text:style-name="P15">Certificate is to be certified until Feb <text:s/>8 16:31:43 2021 GMT (3650 days) </text:p>
      <text:p text:style-name="P15">Sign the certificate? [y/n]: <text:span text:style-name="T7">Y</text:span></text:p>
      <text:p text:style-name="P17"/>
      <text:p text:style-name="P15"><text:span text:style-name="T8">1 out of 1 certificate requests certified, commit? [y/n] </text:span><text:span text:style-name="T7">Y </text:span></text:p>
      <text:p text:style-name="P19">Write out database with 1 new entries </text:p>
      <text:p text:style-name="P19">Data Base Updated </text:p>
      <text:p text:style-name="P19">[watchdog@Server ~]$ </text:p>
      <text:h text:style-name="P51" text:outline-level="1"/>
      <text:h text:style-name="P48" text:outline-level="1">Installation « from scratch »</text:h>
      <text:h text:style-name="P40" text:outline-level="2">Installation des paquetages</text:h>
      <text:p text:style-name="P11"/>
      <text:p text:style-name="P11">Sur la machine « Server », lancez en tant que « root », les commandes suivantes:</text:p>
      <text:p text:style-name="P16"/>
      <text:p text:style-name="P16">[root@Server ~]# <text:span text:style-name="T7">yum install autoconf automake make libtool</text:span> </text:p>
      <text:p text:style-name="P16">[root@Server ~]# <text:span text:style-name="T7">yum install bison flex</text:span> </text:p>
      <text:p text:style-name="P16"/>
      <text:p text:style-name="P16">[root@Server ~]# <text:span text:style-name="T7">yum install gcc gcc-c++</text:span> </text:p>
      <text:p text:style-name="P16">[root@Server ~]# <text:span text:style-name="T7">yum install glib2-devel libgnomeui-devel</text:span></text:p>
      <text:p text:style-name="P16">[root@Server ~]# <text:span text:style-name="T7">yum install gtksourceview2-devel readline-devel</text:span></text:p>
      <text:p text:style-name="P16">[root@Server ~]# <text:span text:style-name="T7">yum install goocanvas-devel loudmouth-devel</text:span></text:p>
      <text:p text:style-name="P16">[root@Server ~]# <text:span text:style-name="T7">yum install nut-devel mysql-devel</text:span> </text:p>
      <text:p text:style-name="P16">[root@Server ~]# <text:span text:style-name="T7">yum install gnokii-devel libreadline-devel</text:span></text:p>
      <text:p text:style-name="P16">[root@Server ~]# <text:span text:style-name="T7">yum install gtkdatabox-devel giflib-devel</text:span></text:p>
      <text:p text:style-name="P16">[root@Server ~]# <text:span text:style-name="T7">yum install lirc-devel</text:span> <text:span text:style-name="T7">libcurl-devel</text:span></text:p>
      <text:p text:style-name="P16"/>
      <text:h text:style-name="P43" text:outline-level="2">Compilation des sources</text:h>
      <text:p text:style-name="P22"/>
      <text:p text:style-name="P11">La procédure d'installation et compilation des sources est la même pour la machine « Server » et la machine « Client ».</text:p>
      <text:p text:style-name="P11"/>
      <text:p text:style-name="P11">Connectez vous à la machine « Server », en tant que user « watchdog ».</text:p>
      <text:p text:style-name="P11"/>
      <text:p text:style-name="P11">Télécharger les sources du logiciel, en SVN, et installer le logiciel via les commandes suivantes :</text:p>
      <text:p text:style-name="P11"/>
      <text:p text:style-name="P16">[watchdog@Server ~]$ <text:span text:style-name="T7">svn co svn://seblef.dyndns.org/branches-2.x/ SRC</text:span></text:p>
      <text:p text:style-name="P6">[watchdog@Server ~]$ <text:span text:style-name="T7">cd SRC</text:span></text:p>
      <text:p text:style-name="P5">[watchdog@Server ~]$ a<text:span text:style-name="T7">clocal; libtoolize; autoheader; autoconf; automake --add-missing</text:span> </text:p>
      <text:p text:style-name="P15">[watchdog@Server ~]$ <text:span text:style-name="T7">./configure ; time make -j 2</text:span></text:p>
      <text:p text:style-name="P15">[watchdog@Server ~]$ <text:span text:style-name="T7">su</text:span> </text:p>
      <text:p text:style-name="P15">Password: <text:span text:style-name="T7">(entrez le mot de passe root)</text:span></text:p>
      <text:p text:style-name="P15">[root@Server WatchdogHome]# <text:span text:style-name="T7">make install</text:span> </text:p>
      <text:p text:style-name="P16">[root@Server WatchdogHome]# <text:span text:style-name="T7">exit</text:span> </text:p>
      <text:p text:style-name="P6"/>
      <text:p text:style-name="P7"><text:span text:style-name="T5">Répétez la procédure sur la machine « Client »</text:span><text:span text:style-name="T4">.</text:span></text:p>
      <text:p text:style-name="P7"/>
      <text:h text:style-name="P43" text:outline-level="2">Définition du schéma de base de données</text:h>
      <text:p text:style-name="P22"/>
      <text:p text:style-name="P11">Sur la machine « Server », lancez en tant que « root », les commandes suivantes:</text:p>
      <text:p text:style-name="P22"/>
      <text:p text:style-name="P15">[root@Server ~]# <text:span text:style-name="T7">mysql -u watchdog -p WatchdogDB</text:span> </text:p>
      <text:p text:style-name="P15">Enter password: <text:span text:style-name="T7">changeit</text:span></text:p>
      <text:p text:style-name="P15">Welcome to the MySQL monitor. <text:s/>Commands end with ; or \g.</text:p>
      <text:p text:style-name="P15">mysql&gt; <text:span text:style-name="T7">source init_db.sql</text:span> </text:p>
      <text:p text:style-name="P16">mysql&gt; <text:span text:style-name="T7">exit</text:span> </text:p>
      <text:h text:style-name="P48" text:outline-level="1">Installation « from RPMs »</text:h>
      <text:p text:style-name="Text_20_body"/>
      <text:p text:style-name="P11">Télécharger les RPMs du logiciel « common » et « server », et sur la machine « Server », lancez en tant que « root », les commandes suivantes:</text:p>
      <text:p text:style-name="P16"/>
      <text:p text:style-name="P16">[root@Server ~]# <text:span text:style-name="T7">yum install Watchdog-common-2.6.xx-1.i586.rpm</text:span></text:p>
      <text:p text:style-name="P16">[root@Server ~]# <text:span text:style-name="T7">yum install Watchdog-server-2.6.xx-1.i586.rpm</text:span></text:p>
      <text:p text:style-name="P16"/>
      <text:p text:style-name="P13">Remplacer le « x » par le numéro de version en cours.</text:p>
      <text:p text:style-name="P13">Au besoin, complétez par les commandes suivantes :</text:p>
      <text:p text:style-name="P16">[root@Server ~]# <text:span text:style-name="T7">yum install Watchdog-server-tellstick-2.6.xx-1.i586.rpm</text:span></text:p>
      <text:p text:style-name="P16">[root@Server ~]# <text:span text:style-name="T7">yum install Watchdog-server-lirc-2.6.xx-1.i586.rpm</text:span></text:p>
      <text:p text:style-name="P16"/>
      <text:p text:style-name="P11">Télécharger les RPMs du logiciel « client », et sur la machine « Client », lancez en tant que « root », les commandes suivantes:</text:p>
      <text:p text:style-name="P16"/>
      <text:p text:style-name="P16">[root@Client ~]# <text:span text:style-name="T7">yum install Watchdog-common-2.6.xx-1.i586.rpm</text:span></text:p>
      <text:p text:style-name="P16">[root@Client ~]# <text:span text:style-name="T7">yum install Watchdog-client-2.6.xx-1.i586.rpm</text:span></text:p>
      <text:h text:style-name="Heading_20_2" text:outline-level="2">Définition du schéma de base de données</text:h>
      <text:p text:style-name="P22"/>
      <text:p text:style-name="P11">Sur la machine « Server », lancez en tant que « root », les commandes suivantes:</text:p>
      <text:p text:style-name="P22"/>
      <text:p text:style-name="P15">[root@Server ~]# <text:span text:style-name="T7">mysql -u root -p WatchdogDB </text:span></text:p>
      <text:p text:style-name="P15">Enter password: <text:span text:style-name="T7">changeit</text:span></text:p>
      <text:p text:style-name="P15">Welcome to the MySQL monitor. <text:s/>Commands end with ; or \g.</text:p>
      <text:p text:style-name="P15">mysql&gt; <text:span text:style-name="T7">source /usr/share/Watchdog/init_db.sql </text:span></text:p>
      <text:h text:style-name="P37" text:outline-level="1">mysql&gt; <text:span text:style-name="T7">exit </text:span></text:h>
      <text:h text:style-name="P48" text:outline-level="1">Préparation d'un nouveau client</text:h>
      <text:p text:style-name="P16"/>
      <text:p text:style-name="P11">Sur la machine « Client », lancez en tant que « watchdoguser », les commandes suivantes :</text:p>
      <text:p text:style-name="P16"/>
      <text:p text:style-name="P15">[watchdoguser@Client ~]$ <text:span text:style-name="T7">mkdir .watchdog; cd .watchdog </text:span></text:p>
      <text:p text:style-name="P15">[watchdoguser@Client .watchdog]$ <text:span text:style-name="T7">openssl req -newkey rsa:2048 -nodes -days 3650 -keyout clientkey.pem -out clientcert.req </text:span></text:p>
      <text:p text:style-name="P15"/>
      <text:p text:style-name="P11">Déplacer le fichier « clientcert.req » sur la machine « Server », dans le répertoire home de l'utilisateur « watchdog ».</text:p>
      <text:p text:style-name="P11"/>
      <text:p text:style-name="P15">[watchdoguser@Client .watchdog]$ <text:span text:style-name="T7">scp clientcert.req watchdog@Server: </text:span></text:p>
      <text:p text:style-name="P15">watchdog@Server's password: </text:p>
      <text:p text:style-name="P15">clientcert.req <text:s text:c="31"/>100% 1001 <text:s text:c="4"/>1.0KB/s <text:s text:c="2"/>00:00 <text:s text:c="3"/></text:p>
      <text:p text:style-name="P11"/>
      <text:p text:style-name="P11">Sur la machine « Server », lancez en tant que « watchdog », les commandes suivantes :</text:p>
      <text:p text:style-name="P15"/>
      <text:p text:style-name="P15">[watchdog@Server ~]$ <text:span text:style-name="T7">openssl ca -config /usr/share/Watchdog/openssl.cnf -in clientcert.req -out clientsigne.pem </text:span></text:p>
      <text:p text:style-name="P15"/>
      <text:p text:style-name="P15">Certificate is to be certified until Feb <text:s/>8 17:53:01 2021 GMT (3650 days) </text:p>
      <text:p text:style-name="P15">Sign the certificate? [y/n]:<text:span text:style-name="T7">Y</text:span> </text:p>
      <text:p text:style-name="P15"/>
      <text:p text:style-name="P15">1 out of 1 certificate requests certified, commit? [y/n]<text:span text:style-name="T7">Y</text:span> </text:p>
      <text:p text:style-name="P15">Write out database with 1 new entries </text:p>
      <text:p text:style-name="P15">Data Base Updated </text:p>
      <text:p text:style-name="P25"/>
      <text:p text:style-name="P27">Déplacer le fichier « clientsigne.pem » sur la machine « Client », dans le répertoire « .watchdog » de l'utilisateur « watchdoguser ».</text:p>
      <text:p text:style-name="P27"/>
      <text:p text:style-name="P15">[watchdog@localhost ~]$ <text:span text:style-name="T7">scp clientsigne.pem watchdoguser@Client:.watchdog/ </text:span></text:p>
      <text:p text:style-name="P15"><text:soft-page-break/>watchdoguser@Client's password: </text:p>
      <text:p text:style-name="P15">clientsigne.pem <text:s text:c="30"/>100% 4427 <text:s text:c="4"/>4.3KB/s <text:s text:c="2"/>00:00 <text:s text:c="3"/></text:p>
      <text:p text:style-name="P26"/>
      <text:p text:style-name="P27">Faites de même avec le certificat de l'autorité de certification.</text:p>
      <text:p text:style-name="P27"/>
      <text:p text:style-name="P15">[watchdog@localhost ~]$ <text:span text:style-name="T7">scp cacert.pem watchdoguser@Client:.watchdog/ </text:span></text:p>
      <text:p text:style-name="P17">watchdoguser@Client's password: </text:p>
      <text:p text:style-name="P15">cacert.pem <text:s text:c="30"/>100% 4427 <text:s text:c="4"/>4.3KB/s <text:s text:c="2"/>00:00 <text:s text:c="3"/></text:p>
      <text:p text:style-name="P26"/>
      <text:h text:style-name="P50" text:outline-level="1">Configuration du logicier « Server »</text:h>
      <text:p text:style-name="P11"/>
      <text:p text:style-name="P11">Sur la machine « Server », editez en tant que « root » le fichier de configuration « /etc/watchdogd.conf » en y précisant vos paramètres personnels :</text:p>
      <text:p text:style-name="P12"/>
      <text:p text:style-name="P15">[root@Server ~]# <text:span text:style-name="T7">vi /etc/watchdogd.conf</text:span></text:p>
      <text:p text:style-name="P15"/>
      <text:p text:style-name="P15"/>
      <text:p text:style-name="P15">[DEBUG] </text:p>
      <text:p text:style-name="P15">debug_SIGNAUX = true </text:p>
      <text:p text:style-name="P15">debug_DB = true </text:p>
      <text:p text:style-name="P15">debug_CONFIG = true </text:p>
      <text:p text:style-name="P15">debug_USER = true </text:p>
      <text:p text:style-name="P15">debug_CRYPTO = true </text:p>
      <text:p text:style-name="P15">debug_INFO = true </text:p>
      <text:p text:style-name="P15">debug_SERVEUR = true </text:p>
      <text:p text:style-name="P15">debug_CDG = true </text:p>
      <text:p text:style-name="P15">debug_NETWORK = true </text:p>
      <text:p text:style-name="P15">debug_ARCHIVE = true </text:p>
      <text:p text:style-name="P15">debug_CONNEXION = true </text:p>
      <text:p text:style-name="P15">debug_DLS = true </text:p>
      <text:p text:style-name="P15">debug_MODBUS = true </text:p>
      <text:p text:style-name="P15">debug_ADMIN = true </text:p>
      <text:p text:style-name="P15">debug_RS485 = true </text:p>
      <text:p text:style-name="P15">debug_ONDULEUR = true </text:p>
      <text:p text:style-name="P15">debug_SMS = true </text:p>
      <text:p text:style-name="P15">debug_AUDIO = true </text:p>
      <text:p text:style-name="P15">debug_CAMERA = true </text:p>
      <text:p text:style-name="P15">debug_COURBE = true </text:p>
      <text:p text:style-name="P15">debug_TELLSTICK = true </text:p>
      <text:p text:style-name="P15">debug_LIRC = true </text:p>
      <text:p text:style-name="P15">debug_ASTERISK = true</text:p>
      <text:p text:style-name="P15"><text:soft-page-break/></text:p>
      <text:p text:style-name="P15">[GLOBAL] </text:p>
      <text:p text:style-name="P15">home <text:s text:c="7"/>= /var/WatchdogHome </text:p>
      <text:p text:style-name="P15">db_host <text:s text:c="4"/>= localhost </text:p>
      <text:p text:style-name="P15">db_port <text:s text:c="4"/>= 3306 </text:p>
      <text:p text:style-name="P15">db_database = WatchdogDB </text:p>
      <text:p text:style-name="P15">db_password = changeit </text:p>
      <text:p text:style-name="P15">db_username = Watchdog </text:p>
      <text:p text:style-name="P15"/>
      <text:p text:style-name="P15">[SERVER] </text:p>
      <text:p text:style-name="P15">taille_clef_dh = 64 </text:p>
      <text:p text:style-name="P15">min_serveur = 1 </text:p>
      <text:p text:style-name="P15">max_serveur = 2 </text:p>
      <text:p text:style-name="P15">max_inactivite = 86400 </text:p>
      <text:p text:style-name="P15"/>
      <text:p text:style-name="P15">[RS485] </text:p>
      <text:p text:style-name="P15">port_rs485 = /dev/watchdog_RS485 </text:p>
      <text:p text:style-name="P15"/>
      <text:p text:style-name="P15">[SMS] </text:p>
      <text:p text:style-name="P15">smsbox_user = smboxuser </text:p>
      <text:p text:style-name="P15">smsbox_passwd = smsboxpasswd </text:p>
      <text:p text:style-name="P15">sms_telephone = 0123456789 </text:p>
      <text:p text:style-name="P15">min_m = 9000 </text:p>
      <text:p text:style-name="P15">max_m = 9099 </text:p>
      <text:p text:style-name="P15"/>
      <text:p text:style-name="P15">[TELLSTICK] </text:p>
      <text:p text:style-name="P15">min_a = 1 </text:p>
      <text:p text:style-name="P15">max_a = 10 </text:p>
      <text:p text:style-name="P15"/>
      <text:p text:style-name="P15">[ASTERISK] </text:p>
      <text:p text:style-name="P15">min_m = 9100 </text:p>
      <text:p text:style-name="P15">max_m = 9199</text:p>
      <text:p text:style-name="P15"/>
      <text:p text:style-name="P11"><text:soft-page-break/>Remplacez les arguments par défaut par vos propres paramètres</text:p>
      <text:h text:style-name="P47" text:outline-level="1"/>
      <text:h text:style-name="P50" text:outline-level="1">Lancement du logiciel serveur</text:h>
      <text:p text:style-name="P11"/>
      <text:p text:style-name="P11">Lors du tout premier lancement, sur la machine « Server », lancez en tant que « watchdog », les commandes suivantes :</text:p>
      <text:p text:style-name="P12"/>
      <text:p text:style-name="P5">[watchdog@Server ~]$ <text:span text:style-name="T7">Watchdogd --initrsa </text:span></text:p>
      <text:p text:style-name="P5"/>
      <text:p text:style-name="P13"/>
      <text:p text:style-name="P13">Sur la machine « Server », lancez en tant que « watchdog », les commandes suivantes :</text:p>
      <text:p text:style-name="P13"/>
      <text:p text:style-name="P16">[watchdog@Server ~]$ <text:span text:style-name="T7">Watchdogd </text:span></text:p>
      <text:p text:style-name="P18"/>
      <text:p text:style-name="P13">Puis configurer un mot de passe administrateur Watchdog :</text:p>
      <text:p text:style-name="P14"/>
      <text:p text:style-name="P16"><text:span text:style-name="T8">[watchdog@Server ~]$</text:span><text:span text:style-name="T7"> WatchdogdAdmin</text:span></text:p>
      <text:p text:style-name="P20"><text:s text:c="3"/>-- <text:s/>WatchdogdAdmin <text:s/>v2.6.1163 </text:p>
      <text:p text:style-name="P20"><text:s/>Watchdogd 2.6.xx on server</text:p>
      <text:p text:style-name="P20">#Watchdogd*CLI&gt; <text:span text:style-name="T7">setrootpasswd changerootpasswdWatchdog</text:span></text:p>
      <text:p text:style-name="P20">#Watchdogd*CLI&gt; <text:span text:style-name="T7">quit</text:span></text:p>
      <text:p text:style-name="P20">[watchdog@Server ~]$</text:p>
      <text:h text:style-name="P50" text:outline-level="1">Lancement du logiciel client</text:h>
      <text:p text:style-name="P11"/>
      <text:p text:style-name="P13">Sur la machine « Client », lancez en tant que « watchdoguser », la commande suivante :</text:p>
      <text:p text:style-name="P13"/>
      <text:p text:style-name="P15">[watchdoguser@Client ~]$ <text:span text:style-name="T7">Watchdog-client</text:span></text:p>
      <text:h text:style-name="P49" text:outline-level="1">Liens/Contacts</text:h>
      <text:p text:style-name="P10"/>
      <text:p text:style-name="P10">Les différentes personnes ayant contribué au projet sont :</text:p>
      <text:list xml:id="list4316775462581942802" text:style-name="L3">
        <text:list-item>
          <text:p text:style-name="P38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33">Architecture Technique, Module de contrôle/commande, Logistique, Programmation D.L.S, Beta-testeur Watchdog.</text:p>
            </text:list-item>
          </text:list>
        </text:list-item>
        <text:list-item>
          <text:p text:style-name="P38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33">Développeur, Programmation D.L.S, Bêta-testeur Watchdog</text:p>
            </text:list-item>
          </text:list>
        </text:list-item>
      </text:list>
      <text:p text:style-name="P10"/>
      <text:p text:style-name="P10">Les sources du logiciel peuvent être téléchargées sur les sites internets suivants :</text:p>
      <text:list xml:id="list3355747926124443022" text:style-name="L4">
        <text:list-item>
          <text:p text:style-name="P39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39"><text:span text:style-name="T1">Format RPM : </text:span><text:a xlink:type="simple" xlink:href="http://seblef.dyndns.org/"><text:span text:style-name="T1">http://seblef.dyndns.org/</text:span></text:a></text:p>
        </text:list-item>
        <text:list-item>
          <text:p text:style-name="P34">Format SVN : svn://seblef.dyndns.org/branches-2.x/</text:p>
        </text:list-item>
      </text:list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43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21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2</text:page-number>/<text:page-count>22</text:page-count></text:p>
              <text:p text:style-name="MP2"><text:date style:data-style-name="N37" text:date-value="2013-08-16T21:05:46.258808858">16/08/13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31T11:33:05.35</meta:creation-date>
    <dc:date>2013-08-16T21:05:46.195875006</dc:date>
    <meta:editing-duration>PT14H27M3S</meta:editing-duration>
    <meta:editing-cycles>163</meta:editing-cycles>
    <meta:generator>LibreOffice/4.1.0.4$Linux_X86_64 LibreOffice_project/410$Build-4</meta:generator>
    <meta:document-statistic meta:table-count="2" meta:image-count="2" meta:object-count="0" meta:page-count="22" meta:paragraph-count="280" meta:word-count="1984" meta:character-count="13381" meta:non-whitespace-character-count="11443"/>
  </office:meta>
</office:document-meta>
</file>